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E00000171741062E602441C66.png" manifest:media-type="image/png"/>
  <manifest:file-entry manifest:full-path="Pictures/100000000000039B00000035A5FA60387B5E0AEE.png" manifest:media-type="image/png"/>
  <manifest:file-entry manifest:full-path="Pictures/10000000000002F10000002F1EAA24923E903A80.png" manifest:media-type="image/png"/>
  <manifest:file-entry manifest:full-path="Pictures/10000000000002E90000013D09500349E269BA80.png" manifest:media-type="image/png"/>
  <manifest:file-entry manifest:full-path="Pictures/10000000000003DF0000037FF25225D0143A66F9.png" manifest:media-type="image/png"/>
  <manifest:file-entry manifest:full-path="Pictures/100000000000039D0000002D3E9EB80491D79A6B.png" manifest:media-type="image/png"/>
  <manifest:file-entry manifest:full-path="Pictures/100000000000034D000000A051BAC4B29FA92BC5.png" manifest:media-type="image/png"/>
  <manifest:file-entry manifest:full-path="Pictures/100000000000024C0000034C4ADE01B1634DCF24.png" manifest:media-type="image/png"/>
  <manifest:file-entry manifest:full-path="Pictures/100000000000040A0000034ED5D9D48B45272949.png" manifest:media-type="image/png"/>
  <manifest:file-entry manifest:full-path="Pictures/100000000000028B0000036548379D2F474C7C55.png" manifest:media-type="image/png"/>
  <manifest:file-entry manifest:full-path="Pictures/10000000000001FF00000184046D1B7BC31B4FDD.png" manifest:media-type="image/png"/>
  <manifest:file-entry manifest:full-path="Pictures/100000000000045800000399C296F8158C96D550.png" manifest:media-type="image/png"/>
  <manifest:file-entry manifest:full-path="Pictures/10000000000003B30000037AED07D5109A4BA932.png" manifest:media-type="image/png"/>
  <manifest:file-entry manifest:full-path="Pictures/10000000000003A700000269B6AEBB05E9C2425F.png" manifest:media-type="image/png"/>
  <manifest:file-entry manifest:full-path="Pictures/10000000000004700000031165C4C473292CBEB6.png" manifest:media-type="image/png"/>
  <manifest:file-entry manifest:full-path="Pictures/10000000000004A2000003EEBC262062FB559E84.png" manifest:media-type="image/png"/>
  <manifest:file-entry manifest:full-path="Pictures/1000000000000453000002E6727737A87E0ADB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82fac" officeooo:paragraph-rsid="00082fac"/>
    </style:style>
    <style:style style:name="P2" style:family="paragraph" style:parent-style-name="Standard">
      <style:paragraph-properties fo:text-align="center" style:justify-single-word="false" fo:break-before="page"/>
      <style:text-properties fo:language="en" fo:country="US" officeooo:rsid="00082fac" officeooo:paragraph-rsid="00082fac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ERVER FACES </text:p>
      <text:p text:style-name="P1">PRIMJERI DIJELOVA </text:p>
      <text:p text:style-name="P1">SERVERSKIH APLIKACIJA </text:p>
      <text:p text:style-name="P1"/>
      <text:p text:style-name="P1"/>
      <text:p text:style-name="P1"><draw:frame draw:style-name="fr4" draw:name="Image1" text:anchor-type="char" svg:width="17cm" svg:height="0.975cm" draw:z-index="0"><draw:image xlink:href="Pictures/100000000000039B00000035A5FA60387B5E0AEE.png" xlink:type="simple" xlink:show="embed" xlink:actuate="onLoad" draw:mime-type="image/png"/></draw:frame><text:s/></text:p>
      <text:p text:style-name="P1"/>
      <text:p text:style-name="P1"><draw:frame draw:style-name="fr1" draw:name="Image2" text:anchor-type="char" svg:width="17cm" svg:height="7.234cm" draw:z-index="1"><draw:image xlink:href="Pictures/10000000000002E90000013D09500349E269BA80.png" xlink:type="simple" xlink:show="embed" xlink:actuate="onLoad" draw:mime-type="image/png"/></draw:frame><text:s/></text:p>
      <text:p text:style-name="P1"><draw:frame draw:style-name="fr1" draw:name="Image3" text:anchor-type="char" svg:width="17cm" svg:height="15.353cm" draw:z-index="2"><draw:image xlink:href="Pictures/10000000000003DF0000037FF25225D0143A66F9.png" xlink:type="simple" xlink:show="embed" xlink:actuate="onLoad" draw:mime-type="image/png"/></draw:frame><text:soft-page-break/><text:s/></text:p>
      <text:p text:style-name="P1"/>
      <text:p text:style-name="P1"/>
      <text:p text:style-name="P2"><draw:frame draw:style-name="fr4" draw:name="Image4" text:anchor-type="char" svg:width="17cm" svg:height="1.06cm" draw:z-index="3"><draw:image xlink:href="Pictures/10000000000002F10000002F1EAA24923E903A80.png" xlink:type="simple" xlink:show="embed" xlink:actuate="onLoad" draw:mime-type="image/png"/></draw:frame><text:s/></text:p>
      <text:p text:style-name="P1"><draw:frame draw:style-name="fr1" draw:name="Image5" text:anchor-type="char" svg:width="17cm" svg:height="3.217cm" draw:z-index="4"><draw:image xlink:href="Pictures/100000000000034D000000A051BAC4B29FA92BC5.png" xlink:type="simple" xlink:show="embed" xlink:actuate="onLoad" draw:mime-type="image/png"/></draw:frame><text:s/></text:p>
      <text:p text:style-name="P1"/>
      <text:p text:style-name="P1"><draw:frame draw:style-name="fr4" draw:name="Image7" text:anchor-type="char" svg:width="17cm" svg:height="0.826cm" draw:z-index="5"><draw:image xlink:href="Pictures/100000000000039D0000002D3E9EB80491D79A6B.png" xlink:type="simple" xlink:show="embed" xlink:actuate="onLoad" draw:mime-type="image/png"/></draw:frame></text:p>
      <text:p text:style-name="P1"><text:s/></text:p>
      <text:p text:style-name="P1"><draw:frame draw:style-name="fr3" draw:name="Image6" text:anchor-type="char" svg:width="16.034cm" svg:height="9.763cm" draw:z-index="6"><draw:image xlink:href="Pictures/100000000000025E00000171741062E602441C66.png" xlink:type="simple" xlink:show="embed" xlink:actuate="onLoad" draw:mime-type="image/png"/></draw:frame><text:s/></text:p>
      <text:p text:style-name="P1"/>
      <text:p text:style-name="P2"><draw:frame draw:style-name="fr3" draw:name="Image8" text:anchor-type="char" svg:width="15.558cm" svg:height="22.331cm" draw:z-index="7"><draw:image xlink:href="Pictures/100000000000024C0000034C4ADE01B1634DCF24.png" xlink:type="simple" xlink:show="embed" xlink:actuate="onLoad" draw:mime-type="image/png"/></draw:frame><text:s text:c="2"/></text:p>
      <text:p text:style-name="P1"/>
      <text:p text:style-name="P2"><draw:frame draw:style-name="fr1" draw:name="Image9" text:anchor-type="char" svg:width="17cm" svg:height="13.908cm" draw:z-index="8"><draw:image xlink:href="Pictures/100000000000040A0000034ED5D9D48B45272949.png" xlink:type="simple" xlink:show="embed" xlink:actuate="onLoad" draw:mime-type="image/png"/></draw:frame><text:s/></text:p>
      <text:p text:style-name="P1"/>
      <text:p text:style-name="P2"><draw:frame draw:style-name="fr1" draw:name="Image10" text:anchor-type="char" svg:width="17cm" svg:height="22.692cm" draw:z-index="9"><draw:image xlink:href="Pictures/100000000000028B0000036548379D2F474C7C55.png" xlink:type="simple" xlink:show="embed" xlink:actuate="onLoad" draw:mime-type="image/png"/></draw:frame><text:s/></text:p>
      <text:p text:style-name="P1"/>
      <text:p text:style-name="P2"><draw:frame draw:style-name="fr3" draw:name="Image11" text:anchor-type="char" svg:width="13.52cm" svg:height="10.266cm" draw:z-index="10"><draw:image xlink:href="Pictures/10000000000001FF00000184046D1B7BC31B4FDD.png" xlink:type="simple" xlink:show="embed" xlink:actuate="onLoad" draw:mime-type="image/png"/></draw:frame><text:s/></text:p>
      <text:p text:style-name="P1"/>
      <text:p text:style-name="P2"><draw:frame draw:style-name="fr1" draw:name="Image12" text:anchor-type="char" svg:width="17cm" svg:height="14.079cm" draw:z-index="11"><draw:image xlink:href="Pictures/100000000000045800000399C296F8158C96D550.png" xlink:type="simple" xlink:show="embed" xlink:actuate="onLoad" draw:mime-type="image/png"/></draw:frame><text:s/></text:p>
      <text:p text:style-name="P1"/>
      <text:p text:style-name="P2"><draw:frame draw:style-name="fr1" draw:name="Image13" text:anchor-type="char" svg:width="17cm" svg:height="15.976cm" draw:z-index="12"><draw:image xlink:href="Pictures/10000000000003B30000037AED07D5109A4BA932.png" xlink:type="simple" xlink:show="embed" xlink:actuate="onLoad" draw:mime-type="image/png"/></draw:frame><text:s/></text:p>
      <text:p text:style-name="P1"/>
      <text:p text:style-name="P1"><draw:frame draw:style-name="fr2" draw:name="Image14" text:anchor-type="char" svg:width="17cm" svg:height="11.218cm" draw:z-index="13"><draw:image xlink:href="Pictures/10000000000003A700000269B6AEBB05E9C2425F.png" xlink:type="simple" xlink:show="embed" xlink:actuate="onLoad" draw:mime-type="image/png"/></draw:frame><text:soft-page-break/><text:s/></text:p>
      <text:p text:style-name="P1"><draw:frame draw:style-name="fr1" draw:name="Image16" text:anchor-type="char" svg:width="17cm" svg:height="11.748cm" draw:z-index="15"><draw:image xlink:href="Pictures/10000000000004700000031165C4C473292CBEB6.png" xlink:type="simple" xlink:show="embed" xlink:actuate="onLoad" draw:mime-type="image/png"/></draw:frame><text:s/></text:p>
      <text:p text:style-name="P1"/>
      <text:p text:style-name="P2"><draw:frame draw:style-name="fr1" draw:name="Image15" text:anchor-type="char" svg:width="17cm" svg:height="14.42cm" draw:z-index="14"><draw:image xlink:href="Pictures/10000000000004A2000003EEBC262062FB559E84.png" xlink:type="simple" xlink:show="embed" xlink:actuate="onLoad" draw:mime-type="image/png"/></draw:frame><text:s text:c="2"/></text:p>
      <text:p text:style-name="P1"/>
      <text:p text:style-name="P1"><text:s/></text:p>
      <text:p text:style-name="P2"><draw:frame draw:style-name="fr1" draw:name="Image17" text:anchor-type="char" svg:width="17cm" svg:height="11.395cm" draw:z-index="16"><draw:image xlink:href="Pictures/1000000000000453000002E6727737A87E0ADB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3:30:52.885000000</meta:creation-date>
    <dc:date>2021-08-09T13:47:26.120000000</dc:date>
    <meta:editing-duration>PT16M13S</meta:editing-duration>
    <meta:editing-cycles>22</meta:editing-cycles>
    <meta:generator>LibreOffice/7.1.4.2$Windows_X86_64 LibreOffice_project/a529a4fab45b75fefc5b6226684193eb000654f6</meta:generator>
    <meta:document-statistic meta:table-count="0" meta:image-count="17" meta:object-count="0" meta:page-count="12" meta:paragraph-count="20" meta:word-count="7" meta:character-count="77" meta:non-whitespace-character-count="51"/>
  </office:meta>
</office:document-meta>
</file>